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August 11, 2021 (06:32: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t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Understand clearly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have a <text:a xlink:type="simple" xlink:href="user_guide.html" office:name=""><text:span text:style-name="Definition">look at our user guide</text:span></text:a>, follow the instructions in our <text:a xlink:type="simple" xlink:href="contributing.html#if-you-are-a-uca" office:name=""><text:span text:style-name="Definition">“Contributing Guideline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2:32:43Z</meta:creation-date>
    <dc:date>2021-08-11T22:32:43Z</dc:date>
    <meta:user-defined meta:name="date" meta:value-type="string">August  11, 2021 (06:32: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